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2.136cm"/>
    </style:style>
    <style:style style:name="co8" style:family="table-column">
      <style:table-column-properties fo:break-before="auto" style:column-width="2.053cm"/>
    </style:style>
    <style:style style:name="co9" style:family="table-column">
      <style:table-column-properties fo:break-before="auto" style:column-width="1.526cm"/>
    </style:style>
    <style:style style:name="co10" style:family="table-column">
      <style:table-column-properties fo:break-before="auto" style:column-width="1.358cm"/>
    </style:style>
    <style:style style:name="co11" style:family="table-column">
      <style:table-column-properties fo:break-before="auto" style:column-width="4.634cm"/>
    </style:style>
    <style:style style:name="co12" style:family="table-column">
      <style:table-column-properties fo:break-before="auto" style:column-width="4.994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4.13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Trumpftyp</text:p>
          </table:table-cell>
          <table:table-cell office:value-type="string">
            <text:p>Fertigkeit</text:p>
          </table:table-cell>
          <table:table-cell office:value-type="string">
            <text:p>WM</text:p>
          </table:table-cell>
          <table:table-cell office:value-type="string">
            <text:p>INI-Kosten</text:p>
          </table:table-cell>
          <table:table-cell office:value-type="string">
            <text:p>Schadensbasis</text:p>
          </table:table-cell>
          <table:table-cell office:value-type="string">
            <text:p>Verbreitung</text:p>
          </table:table-cell>
          <table:table-cell office:value-type="string">
            <text:p>Bruchwerte</text:p>
          </table:table-cell>
          <table:table-cell office:value-type="string">
            <text:p>Gewicht</text:p>
          </table:table-cell>
          <table:table-cell office:value-type="string">
            <text:p>KK/TP</text:p>
          </table:table-cell>
          <table:table-cell office:value-type="string">
            <text:p>Kampfmanöver</text:p>
          </table:table-cell>
          <table:table-cell office:value-type="string">
            <text:p>Unlocks</text:p>
          </table:table-cell>
          <table:table-cell office:value-type="string">
            <text:p>Subkategorien</text:p>
          </table:table-cell>
        </table:table-row>
        <table:table-row table:style-name="ro2">
          <table:table-cell office:value-type="string">
            <text:p>String</text:p>
          </table:table-cell>
          <table:table-cell office:value-type="string">
            <text:p>a...a</text:p>
          </table:table-cell>
          <table:table-cell office:value-type="string">
            <text:p>String</text:p>
          </table:table-cell>
          <table:table-cell office:value-type="string">
            <text:p>A/P/I</text:p>
          </table:table-cell>
          <table:table-cell office:value-type="string">
            <text:p>X</text:p>
          </table:table-cell>
          <table:table-cell office:value-type="string">
            <text:p>WX</text:p>
          </table:table-cell>
          <table:table-cell office:value-type="string">
            <text:p>X</text:p>
          </table:table-cell>
          <table:table-cell office:value-type="string">
            <text:p>X/Y</text:p>
          </table:table-cell>
          <table:table-cell office:value-type="string">
            <text:p>X kg</text:p>
          </table:table-cell>
          <table:table-cell office:value-type="string">
            <text:p>X/Y</text:p>
          </table:table-cell>
          <table:table-cell office:value-type="string">
            <text:p>a...a</text:p>
          </table:table-cell>
          <table:table-cell office:value-type="string">
            <text:p>Level/KompK/X</text:p>
          </table:table-cell>
          <table:table-cell office:value-type="string">
            <text:p>a...a</text:p>
          </table:table-cell>
        </table:table-row>
        <table:table-row table:style-name="ro3">
          <table:table-cell office:value-type="string">
            <text:p>Langschwert</text:p>
          </table:table-cell>
          <table:table-cell table:number-columns-repeated="12"/>
        </table:table-row>
        <table:table-row table:style-name="ro3">
          <table:table-cell office:value-type="string">
            <text:p>Kurzschwert</text:p>
          </table:table-cell>
          <table:table-cell table:number-columns-repeated="12"/>
        </table:table-row>
        <table:table-row table:style-name="ro3">
          <table:table-cell office:value-type="string">
            <text:p>Langbogen</text:p>
          </table:table-cell>
          <table:table-cell table:number-columns-repeated="12"/>
        </table:table-row>
        <table:table-row table:style-name="ro3">
          <table:table-cell office:value-type="string">
            <text:p>Kurzbogen</text:p>
          </table:table-cell>
          <table:table-cell table:number-columns-repeated="12"/>
        </table:table-row>
        <table:table-row table:style-name="ro3">
          <table:table-cell office:value-type="string">
            <text:p>Speer/Wurfspieß</text:p>
          </table:table-cell>
          <table:table-cell table:number-columns-repeated="12"/>
        </table:table-row>
        <table:table-row table:style-name="ro3">
          <table:table-cell office:value-type="string">
            <text:p>Lanze</text:p>
          </table:table-cell>
          <table:table-cell table:number-columns-repeated="12"/>
        </table:table-row>
        <table:table-row table:style-name="ro3">
          <table:table-cell office:value-type="string">
            <text:p>Keule</text:p>
          </table:table-cell>
          <table:table-cell table:number-columns-repeated="12"/>
        </table:table-row>
        <table:table-row table:style-name="ro3">
          <table:table-cell office:value-type="string">
            <text:p>Großschwert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15" table:default-cell-style-name="Default"/>
        <table:table-row table:style-name="ro3">
          <table:table-cell office:value-type="string">
            <text:p>Verbreitung</text:p>
          </table:table-cell>
        </table:table-row>
        <table:table-row table:style-name="ro3">
          <table:table-cell office:value-type="string">
            <text:p>1-Allgemein</text:p>
          </table:table-cell>
        </table:table-row>
        <table:table-row table:style-name="ro3">
          <table:table-cell office:value-type="string">
            <text:p>2-Kultur/Regional</text:p>
          </table:table-cell>
        </table:table-row>
        <table:table-row table:style-name="ro3">
          <table:table-cell office:value-type="string">
            <text:p>3-Rassengebunden</text:p>
          </table:table-cell>
        </table:table-row>
        <table:table-row table:style-name="ro3">
          <table:table-cell office:value-type="string">
            <text:p>4-Klassengebunden</text:p>
          </table:table-cell>
        </table:table-row>
        <table:table-row table:style-name="ro3">
          <table:table-cell office:value-type="string">
            <text:p>5-Personengebunden</text:p>
          </table:table-cell>
        </table:table-row>
      </table:table>
      <table:table table:name="Sheet3" table:style-name="ta1" table:print="false">
        <table:table-column table:style-name="co1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14.05.2016</text:date>, <text:time>15:4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an Eichner</meta:initial-creator>
    <meta:creation-date>2016-05-14T15:27:43.36</meta:creation-date>
    <dc:date>2016-05-14T15:43:19.59</dc:date>
    <dc:creator>Jordan Eichner</dc:creator>
    <meta:editing-duration>PT16S</meta:editing-duration>
    <meta:editing-cycles>1</meta:editing-cycles>
    <meta:document-statistic meta:table-count="3" meta:cell-count="40" meta:object-count="0"/>
    <meta:generator>OpenOffice/4.1.1$Win32 OpenOffice.org_project/411m6$Build-9775</meta:generator>
  </office:meta>
</office:document-meta>
</file>